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3.249cm" style:rel-column-width="10647*"/>
    </style:style>
    <style:style style:name="Tabella1.B" style:family="table-column">
      <style:table-column-properties style:column-width="3.251cm" style:rel-column-width="10648*"/>
    </style:style>
    <style:style style:name="Tabella1.C" style:family="table-column">
      <style:table-column-properties style:column-width="3.501cm" style:rel-column-width="11471*"/>
    </style:style>
    <style:style style:name="Tabella1.D" style:family="table-column">
      <style:table-column-properties style:column-width="3.501cm" style:rel-column-width="11472*"/>
    </style:style>
    <style:style style:name="Tabella1.F" style:family="table-column">
      <style:table-column-properties style:column-width="3.251cm" style:rel-column-width="10649*"/>
    </style:style>
    <style:style style:name="Tabella1.1" style:family="table-row">
      <style:table-row-properties style:row-height="3.6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none" fo:border-right="none" fo:border-top="0.05pt solid #000000" fo:border-bottom="0.05pt solid #000000"/>
    </style:style>
    <style:style style:name="Tabella1.F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" style:family="table">
      <style:table-properties style:width="20.003cm" table:align="margins"/>
    </style:style>
    <style:style style:name="Tabella2.A" style:family="table-column">
      <style:table-column-properties style:column-width="3.249cm" style:rel-column-width="10647*"/>
    </style:style>
    <style:style style:name="Tabella2.B" style:family="table-column">
      <style:table-column-properties style:column-width="3.251cm" style:rel-column-width="10648*"/>
    </style:style>
    <style:style style:name="Tabella2.C" style:family="table-column">
      <style:table-column-properties style:column-width="3.501cm" style:rel-column-width="11471*"/>
    </style:style>
    <style:style style:name="Tabella2.D" style:family="table-column">
      <style:table-column-properties style:column-width="3.501cm" style:rel-column-width="11472*"/>
    </style:style>
    <style:style style:name="Tabella2.F" style:family="table-column">
      <style:table-column-properties style:column-width="3.251cm" style:rel-column-width="10649*"/>
    </style:style>
    <style:style style:name="Tabella2.1" style:family="table-row">
      <style:table-row-properties style:row-height="3.099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-left="none" fo:border-right="none" fo:border-top="0.05pt solid #000000" fo:border-bottom="0.05pt solid #000000"/>
    </style:style>
    <style:style style:name="Tabella2.F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Header">
      <style:text-properties style:font-name="Courier 10 Pitch" fo:font-size="8pt" fo:font-weight="bold" officeooo:rsid="001cf192" officeooo:paragraph-rsid="006dbe68" style:font-size-asian="8pt" style:font-weight-asian="bold" style:font-size-complex="8pt" style:font-weight-complex="bold"/>
    </style:style>
    <style:style style:name="P2" style:family="paragraph" style:parent-style-name="Header">
      <style:text-properties style:font-name="Courier 10 Pitch" fo:font-size="8pt" fo:font-weight="bold" officeooo:rsid="001cf192" officeooo:paragraph-rsid="0070244e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Courier 10 Pitch" fo:font-size="8pt" fo:font-weight="bold" officeooo:rsid="001cf192" officeooo:paragraph-rsid="00797de0" style:font-size-asian="8pt" style:font-weight-asian="bold" style:font-size-complex="8pt" style:font-weight-complex="bold"/>
    </style:style>
    <style:style style:name="P4" style:family="paragraph" style:parent-style-name="Header">
      <style:text-properties style:font-name="Courier 10 Pitch" fo:font-size="8pt" fo:font-weight="bold" officeooo:rsid="007982f1" officeooo:paragraph-rsid="007982f1" style:font-size-asian="8pt" style:font-weight-asian="bold" style:font-size-complex="8pt" style:font-weight-complex="bold"/>
    </style:style>
    <style:style style:name="P5" style:family="paragraph" style:parent-style-name="Header">
      <style:text-properties style:font-name="Courier 10 Pitch" fo:font-size="8pt" fo:font-weight="normal" officeooo:rsid="001cf192" officeooo:paragraph-rsid="007226c5" style:font-size-asian="8pt" style:font-weight-asian="normal" style:font-size-complex="8pt" style:font-weight-complex="normal"/>
    </style:style>
    <style:style style:name="P6" style:family="paragraph" style:parent-style-name="Header">
      <style:text-properties style:font-name="Courier 10 Pitch" fo:font-size="8pt" fo:font-weight="normal" officeooo:rsid="001cf192" officeooo:paragraph-rsid="0077b79a" style:font-size-asian="8pt" style:font-weight-asian="normal" style:font-size-complex="8pt" style:font-weight-complex="normal"/>
    </style:style>
    <style:style style:name="P7" style:family="paragraph" style:parent-style-name="Header">
      <style:text-properties officeooo:paragraph-rsid="00797de0"/>
    </style:style>
    <style:style style:name="P8" style:family="paragraph" style:parent-style-name="Header" style:master-page-name="">
      <style:paragraph-properties fo:text-align="end" style:justify-single-word="false" style:page-number="auto" fo:background-color="transparent" style:shadow="none">
        <style:tab-stops/>
        <style:background-image/>
      </style:paragraph-properties>
      <style:text-properties officeooo:paragraph-rsid="00797de0"/>
    </style:style>
    <style:style style:name="P9" style:family="paragraph" style:parent-style-name="Header">
      <style:text-properties style:font-name="Courier 10 Pitch" fo:font-size="8pt" fo:font-weight="bold" officeooo:rsid="001cf192" style:font-size-asian="8pt" style:font-weight-asian="bold" style:font-size-complex="8pt" style:font-weight-complex="bold"/>
    </style:style>
    <style:style style:name="P10" style:family="paragraph" style:parent-style-name="Header">
      <style:paragraph-properties fo:text-align="end" style:justify-single-word="false" fo:background-color="transparent" style:shadow="none">
        <style:tab-stops/>
        <style:background-image/>
      </style:paragraph-properties>
      <style:text-properties style:font-name="Courier 10 Pitch" fo:font-size="8pt" fo:font-weight="bold" officeooo:rsid="001cf192" officeooo:paragraph-rsid="00797de0" style:font-size-asian="8pt" style:font-weight-asian="bold" style:font-size-complex="8pt" style:font-weight-complex="bold"/>
    </style:style>
    <style:style style:name="P11" style:family="paragraph" style:parent-style-name="Header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Courier 10 Pitch" fo:font-size="8pt" fo:font-weight="bold" officeooo:rsid="001cf192" officeooo:paragraph-rsid="00797de0" style:font-size-asian="8pt" style:font-weight-asian="bold" style:font-size-complex="8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mode, labels in get_line_label(objects, data)"&gt;</text:placeholder></text:p>
      <text:p text:style-name="P2"><text:placeholder text:placeholder-type="text">&lt;if test="mode == 1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B"/>
        <table:table-column table:style-name="Tabella1.F"/>
        <table:table-row table:style-name="Tabella1.1">
          <table:table-cell table:style-name="Tabella1.A1" office:value-type="string">
            <text:p text:style-name="P5"><text:placeholder text:placeholder-type="text">&lt;if test="labels[0]"&gt;</text:placeholder></text:p>
            <text:p text:style-name="P4">Model:</text:p>
            <text:p text:style-name="P5"><text:placeholder text:placeholder-type="text">&lt;labels[0].name&gt;</text:placeholder></text:p>
            <text:p text:style-name="P4">Style number:</text:p>
            <text:p text:style-name="P6"><text:placeholder text:placeholder-type="text">&lt;labels[0].style&gt;</text:placeholder></text:p>
            <text:p text:style-name="P4">Colour:</text:p>
            <text:p text:style-name="P6"><text:placeholder text:placeholder-type="text">&lt;labels[0].color&gt;</text:placeholder></text:p>
            <text:p text:style-name="P4">Size:</text:p>
            <text:p text:style-name="P6"><text:placeholder text:placeholder-type="text">&lt;labels[0].size&gt;</text:placeholder></text:p>
            <text:p text:style-name="P9"><text:placeholder text:placeholder-type="text">&lt;/if&gt;</text:placeholder></text:p>
          </table:table-cell>
          <table:table-cell table:style-name="Tabella1.B1" office:value-type="string">
            <text:p text:style-name="P3"><text:placeholder text:placeholder-type="text">&lt;if test="labels[0]"&gt;</text:placeholder></text:p>
            <text:p text:style-name="P7"><draw:frame draw:style-name="fr1" draw:name="image:   barcode(labels[0].barcode, 'ean13'    )" text:anchor-type="as-char" svg:width="3.055cm" style:rel-width="100%" svg:height="2.723cm" style:rel-height="80%" draw:z-index="1"><draw:text-box><text:p text:style-name="P8"/><text:p text:style-name="P10"/></draw:text-box></draw:frame></text:p>
            <text:p text:style-name="P11"><text:placeholder text:placeholder-type="text">&lt;/if&gt;</text:placeholder></text:p>
          </table:table-cell>
          <table:table-cell table:style-name="Tabella1.A1" office:value-type="string">
            <text:p text:style-name="P5"><text:placeholder text:placeholder-type="text">&lt;if test="labels[1]"&gt;</text:placeholder></text:p>
            <text:p text:style-name="P4">Model:</text:p>
            <text:p text:style-name="P5"><text:placeholder text:placeholder-type="text">&lt;labels[0].name&gt;</text:placeholder></text:p>
            <text:p text:style-name="P4">Style number:</text:p>
            <text:p text:style-name="P6"><text:placeholder text:placeholder-type="text">&lt;labels[0].style&gt;</text:placeholder></text:p>
            <text:p text:style-name="P4">Colour:</text:p>
            <text:p text:style-name="P6"><text:placeholder text:placeholder-type="text">&lt;labels[0].color&gt;</text:placeholder></text:p>
            <text:p text:style-name="P4">Size:</text:p>
            <text:p text:style-name="P6"><text:placeholder text:placeholder-type="text">&lt;labels[0].size&gt;</text:placeholder></text:p>
            <text:p text:style-name="P9"><text:placeholder text:placeholder-type="text">&lt;/if&gt;</text:placeholder></text:p>
          </table:table-cell>
          <table:table-cell table:style-name="Tabella1.B1" office:value-type="string">
            <text:p text:style-name="P3"><text:placeholder text:placeholder-type="text">&lt;if test="labels[1]"&gt;</text:placeholder></text:p>
            <text:p text:style-name="P7"><draw:frame draw:style-name="fr1" draw:name="image:   barcode(labels[0].barcode, 'ean13')" text:anchor-type="as-char" svg:width="3.055cm" style:rel-width="100%" svg:height="2.723cm" style:rel-height="80%" draw:z-index="2"><draw:text-box><text:p text:style-name="P8"/><text:p text:style-name="P10"/></draw:text-box></draw:frame></text:p>
            <text:p text:style-name="P11"><text:placeholder text:placeholder-type="text">&lt;/if&gt;</text:placeholder></text:p>
          </table:table-cell>
          <table:table-cell table:style-name="Tabella1.A1" office:value-type="string">
            <text:p text:style-name="P5"><text:placeholder text:placeholder-type="text">&lt;if test="labels[2]"&gt;</text:placeholder></text:p>
            <text:p text:style-name="P4">Model:</text:p>
            <text:p text:style-name="P5"><text:placeholder text:placeholder-type="text">&lt;labels[0].name&gt;</text:placeholder></text:p>
            <text:p text:style-name="P4">Style number:</text:p>
            <text:p text:style-name="P6"><text:placeholder text:placeholder-type="text">&lt;labels[0].style&gt;</text:placeholder></text:p>
            <text:p text:style-name="P4">Colour:</text:p>
            <text:p text:style-name="P6"><text:placeholder text:placeholder-type="text">&lt;labels[0].color&gt;</text:placeholder></text:p>
            <text:p text:style-name="P4">Size:</text:p>
            <text:p text:style-name="P6"><text:placeholder text:placeholder-type="text">&lt;labels[0].size&gt;</text:placeholder></text:p>
            <text:p text:style-name="P9"><text:placeholder text:placeholder-type="text">&lt;/if&gt;</text:placeholder></text:p>
          </table:table-cell>
          <table:table-cell table:style-name="Tabella1.F1" office:value-type="string">
            <text:p text:style-name="P3"><text:placeholder text:placeholder-type="text">&lt;if test="labels[2]"&gt;</text:placeholder></text:p>
            <text:p text:style-name="P7"><draw:frame draw:style-name="fr1" draw:name="image: barcode(labels[0].barcode, 'ean13'  )" text:anchor-type="as-char" svg:width="3.055cm" style:rel-width="100%" svg:height="2.723cm" style:rel-height="80%" draw:z-index="0"><draw:text-box><text:p text:style-name="P8"/><text:p text:style-name="P10"/></draw:text-box></draw:frame></text:p>
            <text:p text:style-name="P11"><text:placeholder text:placeholder-type="text">&lt;/if&gt;</text:placeholder></text:p>
          </table:table-cell>
        </table:table-row>
      </table:table>
      <text:p text:style-name="P2"><text:placeholder text:placeholder-type="text">&lt;/if&gt;</text:placeholder></text:p>
      <text:p text:style-name="P2"><text:placeholder text:placeholder-type="text">&lt;if test="mode == 2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B"/>
        <table:table-column table:style-name="Tabella2.F"/>
        <table:table-row table:style-name="Tabella2.1">
          <table:table-cell table:style-name="Tabella2.A1" office:value-type="string">
            <text:p text:style-name="P5"><text:placeholder text:placeholder-type="text">&lt;if test="labels[0]"&gt;</text:placeholder></text:p>
            <text:p text:style-name="P4">Model:</text:p>
            <text:p text:style-name="P5"><text:placeholder text:placeholder-type="text">&lt;labels[0].name&gt;</text:placeholder></text:p>
            <text:p text:style-name="P4">Style number:</text:p>
            <text:p text:style-name="P6"><text:placeholder text:placeholder-type="text">&lt;labels[0].style&gt;</text:placeholder></text:p>
            <text:p text:style-name="P4">Colour:</text:p>
            <text:p text:style-name="P6"><text:placeholder text:placeholder-type="text">&lt;labels[0].color&gt;</text:placeholder></text:p>
            <text:p text:style-name="P4">Size:</text:p>
            <text:p text:style-name="P6"><text:placeholder text:placeholder-type="text">&lt;labels[0].size&gt;</text:placeholder></text:p>
            <text:p text:style-name="P9"><text:placeholder text:placeholder-type="text">&lt;/if&gt;</text:placeholder></text:p>
          </table:table-cell>
          <table:table-cell table:style-name="Tabella2.B1" office:value-type="string">
            <text:p text:style-name="P3"><text:placeholder text:placeholder-type="text">&lt;if test="labels[0]"&gt;</text:placeholder></text:p>
            <text:p text:style-name="P7"><draw:frame draw:style-name="fr1" draw:name="image: barcode(labels[0].barcode, 'ean13'     )" text:anchor-type="as-char" svg:width="3.057cm" style:rel-width="100%" svg:height="2.032cm" style:rel-height="70%" draw:z-index="4"><draw:text-box><text:p text:style-name="P8"/><text:p text:style-name="P10"/></draw:text-box></draw:frame></text:p>
            <text:p text:style-name="P11"><text:placeholder text:placeholder-type="text">&lt;/if&gt;</text:placeholder></text:p>
          </table:table-cell>
          <table:table-cell table:style-name="Tabella2.A1" office:value-type="string">
            <text:p text:style-name="P5"><text:placeholder text:placeholder-type="text">&lt;if test="labels[1]"&gt;</text:placeholder></text:p>
            <text:p text:style-name="P4">Model:</text:p>
            <text:p text:style-name="P5"><text:placeholder text:placeholder-type="text">&lt;labels[0].name&gt;</text:placeholder></text:p>
            <text:p text:style-name="P4">Style number:</text:p>
            <text:p text:style-name="P6"><text:placeholder text:placeholder-type="text">&lt;labels[0].style&gt;</text:placeholder></text:p>
            <text:p text:style-name="P4">Colour:</text:p>
            <text:p text:style-name="P6"><text:placeholder text:placeholder-type="text">&lt;labels[0].color&gt;</text:placeholder></text:p>
            <text:p text:style-name="P4">Size:</text:p>
            <text:p text:style-name="P6"><text:placeholder text:placeholder-type="text">&lt;labels[0].size&gt;</text:placeholder></text:p>
            <text:p text:style-name="P9"><text:placeholder text:placeholder-type="text">&lt;/if&gt;</text:placeholder></text:p>
          </table:table-cell>
          <table:table-cell table:style-name="Tabella2.B1" office:value-type="string">
            <text:p text:style-name="P3"><text:placeholder text:placeholder-type="text">&lt;if test="labels[1]"&gt;</text:placeholder></text:p>
            <text:p text:style-name="P7"><draw:frame draw:style-name="fr1" draw:name="image: barcode(labels[0].barcode,  'ean13')" text:anchor-type="as-char" svg:width="3.057cm" style:rel-width="100%" svg:height="2.032cm" style:rel-height="70%" draw:z-index="5"><draw:text-box><text:p text:style-name="P8"/><text:p text:style-name="P10"/></draw:text-box></draw:frame></text:p>
            <text:p text:style-name="P11"><text:placeholder text:placeholder-type="text">&lt;/if&gt;</text:placeholder></text:p>
          </table:table-cell>
          <table:table-cell table:style-name="Tabella2.A1" office:value-type="string">
            <text:p text:style-name="P5"><text:placeholder text:placeholder-type="text">&lt;if test="labels[2]"&gt;</text:placeholder></text:p>
            <text:p text:style-name="P4">Model:</text:p>
            <text:p text:style-name="P5"><text:placeholder text:placeholder-type="text">&lt;labels[0].name&gt;</text:placeholder></text:p>
            <text:p text:style-name="P4">Style number:</text:p>
            <text:p text:style-name="P6"><text:placeholder text:placeholder-type="text">&lt;labels[0].style&gt;</text:placeholder></text:p>
            <text:p text:style-name="P4">Colour:</text:p>
            <text:p text:style-name="P6"><text:placeholder text:placeholder-type="text">&lt;labels[0].color&gt;</text:placeholder></text:p>
            <text:p text:style-name="P4">Size:</text:p>
            <text:p text:style-name="P6"><text:placeholder text:placeholder-type="text">&lt;labels[0].size&gt;</text:placeholder></text:p>
            <text:p text:style-name="P9"><text:placeholder text:placeholder-type="text">&lt;/if&gt;</text:placeholder></text:p>
          </table:table-cell>
          <table:table-cell table:style-name="Tabella2.F1" office:value-type="string">
            <text:p text:style-name="P3"><text:placeholder text:placeholder-type="text">&lt;if test="labels[2]"&gt;</text:placeholder></text:p>
            <text:p text:style-name="P7"><draw:frame draw:style-name="fr1" draw:name="image:  barcode(labels[0].barcode, 'ean13')" text:anchor-type="as-char" svg:width="3.057cm" style:rel-width="100%" svg:height="2.032cm" style:rel-height="70%" draw:z-index="3"><draw:text-box><text:p text:style-name="P8"/><text:p text:style-name="P10"/></draw:text-box></draw:frame></text:p>
            <text:p text:style-name="P11"><text:placeholder text:placeholder-type="text">&lt;/if&gt;</text:placeholder></text:p>
          </table:table-cell>
        </table:table-row>
      </table:table>
      <text:p text:style-name="P2"><text:placeholder text:placeholder-type="text">&lt;/if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0.499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21-05-21T22:38:29.323699155</dc:date>
    <meta:editing-duration>PT8H14M59S</meta:editing-duration>
    <meta:editing-cycles>114</meta:editing-cycles>
    <dc:creator>thebrush </dc:creator>
    <meta:document-statistic meta:table-count="2" meta:image-count="0" meta:object-count="0" meta:page-count="1" meta:paragraph-count="84" meta:word-count="107" meta:character-count="1010" meta:non-whitespace-character-count="981"/>
  </office:meta>
</office:document-meta>
</file>